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Prakt. Punkt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Theor. Punkte</text:p>
          </table:table-cell>
          <table:table-cell office:value-type="string" calcext:value-type="string">
            <text:p>von</text:p>
          </table:table-cell>
          <table:table-cell table:style-name="Default" office:value-type="string" calcext:value-type="string">
            <text:p>Punktante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C2]+[.E2]=0;0;([.B2]+[.D2])/([.C2]+[.E2]))" office:value-type="percentage" office:value="0.85" calcext:value-type="percentage">
            <text:p>85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[.C3]+[.E3]=0;0;([.B3]+[.D3])/([.C3]+[.E3]))" office:value-type="percentage" office:value="0.5625" calcext:value-type="percentage">
            <text:p>56,25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C4]+[.E4]=0;0;([.B4]+[.D4])/([.C4]+[.E4]))" office:value-type="percentage" office:value="0.625" calcext:value-type="percentage">
            <text:p>62,50 %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IF([.C5]+[.E5]=0;0;([.B5]+[.D5])/([.C5]+[.E5]))"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table:formula="of:=IF([.C6]+[.E6]=0;0;([.B6]+[.D6])/([.C6]+[.E6]))" office:value-type="percentage" office:value="0.5625" calcext:value-type="percentage">
            <text:p>56,25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office:value-type="float" office:value="12" calcext:value-type="float">
            <text:p>12</text:p>
          </table:table-cell>
          <table:table-cell table:formula="of:=IF([.C7]+[.E7]=0;0;([.B7]+[.D7])/([.C7]+[.E7]))" office:value-type="percentage" office:value="0.791666666666667" calcext:value-type="percentage">
            <text:p>79,17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[.C8]+[.E8]=0;0;([.B8]+[.D8])/([.C8]+[.E8]))" office:value-type="percentage" office:value="0.5625" calcext:value-type="percentage">
            <text:p>56,25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C9]+[.E9]=0;0;([.B9]+[.D9])/([.C9]+[.E9]))"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C10]+[.E10]=0;0;([.B10]+[.D10])/([.C10]+[.E10]))" office:value-type="percentage" office:value="0.625" calcext:value-type="percentage">
            <text:p>62,50 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C11]+[.E11]=0;0;([.B11]+[.D11])/([.C11]+[.E11]))"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IF([.C12]+[.E12]=0;0;([.B12]+[.D12])/([.C12]+[.E12]))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IF([.C13]+[.E13]=0;0;([.B13]+[.D13])/([.C13]+[.E13]))" office:value-type="percentage" office:value="0" calcext:value-type="percentage">
            <text:p>0,00 %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2:.B13])" office:value-type="float" office:value="32" calcext:value-type="float">
            <text:p>32</text:p>
          </table:table-cell>
          <table:table-cell table:formula="of:=SUM([.C2:.C13])" office:value-type="float" office:value="79" calcext:value-type="float">
            <text:p>79</text:p>
          </table:table-cell>
          <table:table-cell table:formula="of:=SUM([.D2:.D13])" office:value-type="float" office:value="69" calcext:value-type="float">
            <text:p>69</text:p>
          </table:table-cell>
          <table:table-cell table:formula="of:=SUM([.E2:.E13])" office:value-type="float" office:value="103" calcext:value-type="float">
            <text:p>103</text:p>
          </table:table-cell>
          <table:table-cell table:formula="of:=IF([.C14]+[.E14]=0;0;([.B14]+[.D14])/([.C14]+[.E14]))" office:value-type="percentage" office:value="0.554945054945055" calcext:value-type="percentage">
            <text:p>55,49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2:34:48.263000000</meta:creation-date>
    <dc:date>2024-01-10T13:00:23.577000000</dc:date>
    <meta:editing-duration>PT25M36S</meta:editing-duration>
    <meta:editing-cycles>1</meta:editing-cycles>
    <meta:document-statistic meta:table-count="1" meta:cell-count="70" meta:object-count="0"/>
    <meta:generator>LibreOffice/7.5.5.2$Windows_X86_64 LibreOffice_project/ca8fe7424262805f223b9a2334bc7181abbcbf5e</meta:generator>
  </office:meta>
</office:document-meta>
</file>